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2.279cm"/>
        </style:tab-stops>
      </style:paragraph-properties>
      <style:text-properties fo:language="ru" fo:country="RU" officeooo:rsid="00194540" officeooo:paragraph-rsid="00194540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1.887cm" fo:min-width="4.0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469cm" fo:min-width="1.5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2.307cm" fo:min-width="3.9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549cm" fo:min-width="1.5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076cm" fo:min-width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547cm" fo:min-width="1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355cm" fo:min-width="1.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8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5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7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5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7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7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2.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1.575cm" fo:min-width="6.6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1.732cm" fo:min-width="2.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1.732cm" fo:min-width="2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1.732cm" fo:min-width="3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justify" draw:textarea-vertical-align="middle" draw:auto-grow-height="false" fo:min-height="1.732cm" fo:min-width="2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false" fo:min-height="1.732cm" fo:min-width="2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1.732cm" fo:min-width="2.8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1.422cm" fo:min-width="5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false" fo:min-height="1.905cm" fo:min-width="4.9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textarea-horizontal-align="justify" draw:textarea-vertical-align="middle" draw:auto-grow-height="false" fo:min-height="1.746cm" fo:min-width="3.2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textarea-horizontal-align="justify" draw:textarea-vertical-align="middle" draw:auto-grow-height="false" fo:min-height="1.773cm" fo:min-width="2.6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Фигура2" draw:style-name="gr1" svg:width="6.635cm" svg:height="1.886cm" svg:x="5.345cm" svg:y="2.529cm"><text:p>Введите коэфициенты</text:p><text:p text:style-name="P2">a, b, c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" draw:name="Фигура4" draw:style-name="gr2" svg:width="3.156cm" svg:height="2.938cm" svg:x="7.098cm" svg:y="5.576cm"><text:p text:style-name="P2">a!=0 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2" draw:name="Фигура6" draw:style-name="gr3" draw:text-style-name="P2" svg:width="3.941cm" svg:height="2.308cm" svg:x="12.668cm" svg:y="5.971cm"><text:p text:style-name="P2"><text:s/>D = b*b - 4*a*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name="Фигура5" draw:style-name="gr4" draw:text-style-name="P2" svg:width="3.156cm" svg:height="3.098cm" svg:x="13.056cm" svg:y="9.23cm"><text:p text:style-name="P2">D&gt;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" draw:name="Фигура8" draw:style-name="gr5" draw:text-style-name="P2" svg:width="2.44cm" svg:height="2.153cm" svg:x="16.536cm" svg:y="14.889cm"><text:p text:style-name="P2">D = 0 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5" draw:name="Фигура3" draw:style-name="gr6" draw:text-style-name="P2" svg:width="3.534cm" svg:height="3.093cm" svg:x="1.434cm" svg:y="9.112cm"><text:p text:style-name="P2">b = 0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6" draw:name="Фигура9" draw:style-name="gr7" draw:text-style-name="P2" svg:width="3.377cm" svg:height="2.708cm" svg:x="4.563cm" svg:y="12.522cm"><text:p text:style-name="P2">c != 0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7" draw:name="Фигура18" draw:style-name="gr8" draw:text-style-name="P2" svg:x1="13.056cm" svg:y1="10.777cm" svg:x2="11.74cm" svg:y2="10.761cm"><text:p/></draw:line><draw:line text:anchor-type="paragraph" draw:z-index="8" draw:name="Фигура20" draw:style-name="gr8" draw:text-style-name="P2" svg:x1="16.212cm" svg:y1="10.799cm" svg:x2="17.882cm" svg:y2="10.799cm"><text:p/></draw:line><draw:line text:anchor-type="paragraph" draw:z-index="9" draw:name="Фигура25" draw:style-name="gr8" draw:text-style-name="P2" svg:x1="1.434cm" svg:y1="10.64cm" svg:x2="-0.363cm" svg:y2="10.64cm"><text:p/></draw:line><draw:line text:anchor-type="paragraph" draw:z-index="10" draw:name="Фигура27" draw:style-name="gr8" draw:text-style-name="P2" svg:x1="4.967cm" svg:y1="10.666cm" svg:x2="6.251cm" svg:y2="10.645cm"><text:p/></draw:line><draw:line text:anchor-type="paragraph" draw:z-index="11" draw:name="Фигура24" draw:style-name="gr8" draw:text-style-name="P2" svg:x1="7.098cm" svg:y1="7.036cm" svg:x2="3.239cm" svg:y2="7.036cm"><text:p/></draw:line><draw:line text:anchor-type="paragraph" draw:z-index="12" draw:name="Фигура30" draw:style-name="gr8" draw:text-style-name="P2" svg:x1="4.563cm" svg:y1="13.825cm" svg:x2="2.69cm" svg:y2="13.846cm"><text:p/></draw:line><draw:frame text:anchor-type="paragraph" draw:z-index="13" draw:name="Фигура34" draw:style-name="gr9" draw:text-style-name="P3" svg:width="1.243cm" svg:height="0.502cm" svg:x="5.05cm" svg:y="6.535cm"><draw:text-box><text:p>Нет</text:p></draw:text-box></draw:frame><draw:frame text:anchor-type="paragraph" draw:z-index="14" draw:name="Фигура35" draw:style-name="gr10" draw:text-style-name="P3" svg:width="1.059cm" svg:height="0.854cm" svg:x="10.73cm" svg:y="6.475cm"><draw:text-box><text:p>Да</text:p></draw:text-box></draw:frame><draw:frame text:anchor-type="paragraph" draw:z-index="15" draw:name="Фигура36" draw:style-name="gr11" draw:text-style-name="P3" svg:width="1.303cm" svg:height="0.608cm" svg:x="-0.199cm" svg:y="10.033cm"><draw:text-box><text:p>Нет</text:p></draw:text-box></draw:frame><draw:frame text:anchor-type="paragraph" draw:z-index="16" draw:name="Фигура37" draw:style-name="gr12" draw:text-style-name="P3" svg:width="1.161cm" svg:height="0.671cm" svg:x="5.457cm" svg:y="9.996cm"><draw:text-box><text:p>Да</text:p></draw:text-box></draw:frame><draw:frame text:anchor-type="paragraph" draw:z-index="17" draw:name="Фигура38" draw:style-name="gr13" draw:text-style-name="P3" svg:width="1.16cm" svg:height="0.576cm" svg:x="2.812cm" svg:y="13.25cm"><draw:text-box><text:p>Нет</text:p></draw:text-box></draw:frame><draw:frame text:anchor-type="paragraph" draw:z-index="18" draw:name="Фигура39" draw:style-name="gr14" draw:text-style-name="P3" svg:width="0.856cm" svg:height="0.713cm" svg:x="6.322cm" svg:y="16.75cm"><draw:text-box><text:p>Да</text:p></draw:text-box></draw:frame><draw:frame text:anchor-type="paragraph" draw:z-index="19" draw:name="Фигура40" draw:style-name="gr15" draw:text-style-name="P3" svg:width="1.04cm" svg:height="0.565cm" svg:x="11.867cm" svg:y="10.197cm"><draw:text-box><text:p>Да</text:p></draw:text-box></draw:frame><draw:frame text:anchor-type="paragraph" draw:z-index="20" draw:name="Фигура41" draw:style-name="gr16" draw:text-style-name="P3" svg:width="0.916cm" svg:height="0.703cm" svg:x="16.589cm" svg:y="10.199cm"><draw:text-box><text:p>Нет</text:p></draw:text-box></draw:frame><draw:frame text:anchor-type="paragraph" draw:z-index="21" draw:name="Фигура42" draw:style-name="gr17" draw:text-style-name="P3" svg:width="0.754cm" svg:height="0.532cm" svg:x="15.695cm" svg:y="15.427cm"><draw:text-box><text:p>Да</text:p></draw:text-box></draw:frame><draw:frame text:anchor-type="paragraph" draw:z-index="22" draw:name="Фигура43" draw:style-name="gr18" draw:text-style-name="P3" svg:width="0.997cm" svg:height="0.754cm" svg:x="16.757cm" svg:y="17.768cm"><draw:text-box><text:p>Нет</text:p></draw:text-box></draw:frame><draw:frame text:anchor-type="paragraph" draw:z-index="23" draw:name="Фигура44" draw:style-name="gr19" draw:text-style-name="P3" svg:width="4.582cm" svg:height="2.241cm" svg:x="0.612cm" svg:y="-1.771cm"><draw:text-box><text:p text:style-name="P2">Алгоритм решения квадратного уравнения</text:p><text:p text:style-name="P2">Вида a*x^2+b*x+c = 0</text:p></draw:text-box></draw:frame><draw:custom-shape text:anchor-type="paragraph" draw:z-index="24" draw:name="Фигура45" draw:style-name="gr20" draw:text-style-name="P4" svg:width="7.39cm" svg:height="2.232cm" svg:x="5.193cm" svg:y="-0.697cm"><text:p text:style-name="P2"><text:span text:style-name="T1">Начало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25" draw:name="Фигура7" draw:style-name="gr21" draw:text-style-name="P2" svg:width="3.728cm" svg:height="1.731cm" svg:x="8.86cm" svg:y="19.618cm"><text:p text:style-name="P2">X1, X2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6" draw:name="Фигура7" draw:style-name="gr22" draw:text-style-name="P2" svg:width="3.479cm" svg:height="1.731cm" svg:x="11.174cm" svg:y="17.475cm"><text:p text:style-name="P2">X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7" draw:name="Фигура7" draw:style-name="gr23" draw:text-style-name="P2" svg:width="5.007cm" svg:height="1.731cm" svg:x="13.993cm" svg:y="19.817cm"><text:p text:style-name="P2">Не имеет решений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8" draw:name="Фигура7" draw:style-name="gr24" draw:text-style-name="P2" svg:width="3.299cm" svg:height="1.731cm" svg:x="-2.619cm" svg:y="17.526cm"><text:p text:style-name="P2">X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9" draw:name="Фигура7" draw:style-name="gr25" draw:text-style-name="P2" svg:width="4.887cm" svg:height="1.731cm" svg:x="-0.034cm" svg:y="19.618cm"><text:p text:style-name="P2">X — любое число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30" draw:name="Фигура7" draw:style-name="gr26" draw:text-style-name="P2" svg:width="4.622cm" svg:height="1.731cm" svg:x="4.053cm" svg:y="19.618cm"><text:p text:style-name="P2">Не имеет решений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1" draw:name="Фигура1" draw:style-name="gr8" draw:text-style-name="P2" svg:x1="-0.432cm" svg:y1="19.256cm" svg:x2="-0.432cm" svg:y2="24.962cm"><text:p/></draw:line><draw:line text:anchor-type="paragraph" draw:z-index="32" draw:name="Фигура10" draw:style-name="gr8" draw:text-style-name="P2" svg:x1="8.387cm" svg:y1="23.019cm" svg:x2="11.079cm" svg:y2="23.019cm"><text:p/></draw:line><draw:line text:anchor-type="paragraph" draw:z-index="33" draw:name="Фигура11" draw:style-name="gr8" draw:text-style-name="P2" svg:x1="16.427cm" svg:y1="24.275cm" svg:x2="16.427cm" svg:y2="21.548cm"><text:p/></draw:line><draw:line text:anchor-type="paragraph" draw:z-index="34" draw:name="Фигура12" draw:style-name="gr8" draw:text-style-name="P2" svg:x1="2.018cm" svg:y1="23.957cm" svg:x2="2.018cm" svg:y2="21.348cm"><text:p/></draw:line><draw:line text:anchor-type="paragraph" draw:z-index="35" draw:name="Фигура13" draw:style-name="gr8" draw:text-style-name="P2" svg:x1="6.052cm" svg:y1="23.375cm" svg:x2="6.006cm" svg:y2="21.348cm"><text:p/></draw:line><draw:line text:anchor-type="paragraph" draw:z-index="36" draw:name="Фигура33" draw:style-name="gr8" draw:text-style-name="P2" svg:x1="12.758cm" svg:y1="23.666cm" svg:x2="12.758cm" svg:y2="19.205cm"><text:p/></draw:line><draw:line text:anchor-type="paragraph" draw:z-index="37" draw:name="Фигура46" draw:style-name="gr8" draw:text-style-name="P2" svg:x1="11.026cm" svg:y1="14.605cm" svg:x2="11.026cm" svg:y2="19.618cm"><text:p/></draw:line><draw:custom-shape text:anchor-type="paragraph" draw:z-index="38" draw:name="Фигура47" draw:style-name="gr27" svg:width="6.086cm" svg:height="2.015cm" svg:x="5.498cm" svg:y="25.606cm"><text:p text:style-name="P2">Конец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line text:anchor-type="paragraph" draw:z-index="39" draw:name="Фигура48" draw:style-name="gr8" draw:text-style-name="P2" svg:x1="8.387cm" svg:y1="23.019cm" svg:x2="8.387cm" svg:y2="25.607cm"><text:p/></draw:line><draw:line text:anchor-type="paragraph" draw:z-index="40" draw:name="Фигура29" draw:style-name="gr8" draw:text-style-name="P2" svg:x1="3.198cm" svg:y1="9.112cm" svg:x2="3.198cm" svg:y2="7.006cm"><text:p/></draw:line><draw:line text:anchor-type="paragraph" draw:z-index="41" draw:name="Фигура17" draw:style-name="gr8" draw:text-style-name="P2" svg:x1="14.637cm" svg:y1="9.231cm" svg:x2="14.637cm" svg:y2="8.278cm"><text:p/></draw:line><draw:line text:anchor-type="paragraph" draw:z-index="42" draw:name="Фигура16" draw:style-name="gr8" draw:text-style-name="P2" svg:x1="10.253cm" svg:y1="7.017cm" svg:x2="12.668cm" svg:y2="7.017cm"><text:p/></draw:line><draw:line text:anchor-type="paragraph" draw:z-index="43" draw:name="Фигура26" draw:style-name="gr8" draw:text-style-name="P2" svg:x1="-0.363cm" svg:y1="10.64cm" svg:x2="-0.363cm" svg:y2="13.028cm"><text:p/></draw:line><draw:line text:anchor-type="paragraph" draw:z-index="44" draw:name="Фигура28" draw:style-name="gr8" draw:text-style-name="P2" svg:x1="6.251cm" svg:y1="10.666cm" svg:x2="6.251cm" svg:y2="12.522cm"><text:p/></draw:line><draw:line text:anchor-type="paragraph" draw:z-index="45" draw:name="Фигура31" draw:style-name="gr8" draw:text-style-name="P2" svg:x1="2.69cm" svg:y1="13.847cm" svg:x2="2.69cm" svg:y2="19.618cm"><text:p/></draw:line><draw:line text:anchor-type="paragraph" draw:z-index="46" draw:name="Фигура32" draw:style-name="gr8" draw:text-style-name="P2" svg:x1="6.241cm" svg:y1="15.229cm" svg:x2="6.241cm" svg:y2="19.618cm"><text:p/></draw:line><draw:line text:anchor-type="paragraph" draw:z-index="47" draw:name="Фигура19" draw:style-name="gr8" draw:text-style-name="P2" svg:x1="11.74cm" svg:y1="10.761cm" svg:x2="11.74cm" svg:y2="12.874cm"><text:p/></draw:line><draw:line text:anchor-type="paragraph" draw:z-index="48" draw:name="Фигура23" draw:style-name="gr8" draw:text-style-name="P2" svg:x1="17.769cm" svg:y1="17.041cm" svg:x2="17.769cm" svg:y2="19.817cm"><text:p/></draw:line><draw:line text:anchor-type="paragraph" draw:z-index="49" draw:name="Фигура22" draw:style-name="gr8" draw:text-style-name="P2" svg:x1="16.537cm" svg:y1="15.951cm" svg:x2="15.124cm" svg:y2="15.951cm"><text:p/></draw:line><draw:line text:anchor-type="paragraph" draw:z-index="50" draw:name="Фигура21" draw:style-name="gr8" draw:text-style-name="P2" svg:x1="17.789cm" svg:y1="10.799cm" svg:x2="17.789cm" svg:y2="14.889cm"><text:p/></draw:line><draw:line text:anchor-type="paragraph" draw:z-index="51" draw:name="Фигура14" draw:style-name="gr8" draw:text-style-name="P2" svg:x1="8.641cm" svg:y1="5.576cm" svg:x2="8.641cm" svg:y2="4.415cm"><text:p/></draw:line><draw:line text:anchor-type="paragraph" draw:z-index="52" draw:name="Фигура15" draw:style-name="gr8" draw:text-style-name="P2" svg:x1="8.691cm" svg:y1="2.53cm" svg:x2="8.691cm" svg:y2="1.535cm"><text:p/></draw:line><draw:custom-shape text:anchor-type="paragraph" draw:z-index="53" draw:name="Фигура49" draw:style-name="gr28" svg:width="4.922cm" svg:height="1.906cm" svg:x="9.511cm" svg:y="12.739cm"><text:p text:style-name="P2">X1 = (-b-√D) / 2a</text:p><text:p text:style-name="P2">X2 = (-b+√D) / 2a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4" draw:name="Фигура50" draw:style-name="gr29" svg:width="3.255cm" svg:height="1.747cm" svg:x="11.846cm" svg:y="15.147cm"><text:p text:style-name="P2">X = -b/2a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5" draw:name="Фигура51" draw:style-name="gr30" svg:width="2.647cm" svg:height="1.773cm" svg:x="-1.647cm" svg:y="13.003cm"><text:p text:style-name="P2">X = -с/b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56" draw:name="Фигура52" draw:style-name="gr31" draw:text-style-name="P2" svg:x1="12.693cm" svg:y1="17.475cm" svg:x2="12.693cm" svg:y2="16.893cm"><text:p/></draw:line><draw:line text:anchor-type="paragraph" draw:z-index="57" draw:name="Фигура53" draw:style-name="gr31" draw:text-style-name="P2" svg:x1="11.079cm" svg:y1="23.018cm" svg:x2="11.079cm" svg:y2="21.348cm"><text:p/></draw:line><draw:line text:anchor-type="paragraph" draw:z-index="58" draw:name="Фигура54" draw:style-name="gr31" draw:text-style-name="P2" svg:x1="8.387cm" svg:y1="23.666cm" svg:x2="12.758cm" svg:y2="23.666cm"><text:p/></draw:line><draw:line text:anchor-type="paragraph" draw:z-index="59" draw:name="Фигура55" draw:style-name="gr31" draw:text-style-name="P2" svg:x1="16.427cm" svg:y1="24.275cm" svg:x2="8.387cm" svg:y2="24.275cm"><text:p/></draw:line><draw:line text:anchor-type="paragraph" draw:z-index="60" draw:name="Фигура56" draw:style-name="gr31" draw:text-style-name="P2" svg:x1="8.387cm" svg:y1="23.375cm" svg:x2="6.052cm" svg:y2="23.375cm"><text:p/></draw:line><draw:line text:anchor-type="paragraph" draw:z-index="61" draw:name="Фигура57" draw:style-name="gr31" draw:text-style-name="P2" svg:x1="8.387cm" svg:y1="23.957cm" svg:x2="2.03cm" svg:y2="23.957cm"><text:p/></draw:line><draw:line text:anchor-type="paragraph" draw:z-index="62" draw:name="Фигура58" draw:style-name="gr31" draw:text-style-name="P2" svg:x1="8.387cm" svg:y1="24.963cm" svg:x2="-0.432cm" svg:y2="24.963cm"><text:p/></draw:line><draw:line text:anchor-type="paragraph" draw:z-index="63" draw:name="Фигура59" draw:style-name="gr31" draw:text-style-name="P2" svg:x1="-0.404cm" svg:y1="17.526cm" svg:x2="-0.404cm" svg:y2="14.776cm"><text:p/></draw:line><draw:line text:anchor-type="paragraph" draw:z-index="64" draw:name="Фигура60" draw:style-name="gr32" draw:text-style-name="P2" svg:x1="11.079cm" svg:y1="23.019cm" svg:x2="8.513cm" svg:y2="23.019cm"><text:p/></draw:line><draw:line text:anchor-type="paragraph" draw:z-index="65" draw:name="Фигура61" draw:style-name="gr32" draw:text-style-name="P2" svg:x1="12.758cm" svg:y1="23.666cm" svg:x2="8.387cm" svg:y2="23.666cm"><text:p/></draw:line><draw:line text:anchor-type="paragraph" draw:z-index="66" draw:name="Фигура62" draw:style-name="gr32" draw:text-style-name="P2" svg:x1="10.973cm" svg:y1="24.275cm" svg:x2="8.387cm" svg:y2="24.275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_20_left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01:12:15.253000000</meta:creation-date>
    <dc:date>2020-09-22T01:39:23.965000000</dc:date>
    <meta:editing-duration>PT34M7S</meta:editing-duration>
    <meta:editing-cycles>6</meta:editing-cycles>
    <meta:generator>LibreOffice/5.3.2.2$Windows_X86_64 LibreOffice_project/6cd4f1ef626f15116896b1d8e1398b56da0d0ee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